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HE GLUK, ONLY RESET SERVICE</text:p>
      <text:p text:style-name="P2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3"><text:span text:style-name="T1">- исправленно отображения текущей буквы дисковода при выборе мышью.</text:span>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3"><text:span text:style-name="T1">- еще немного поэкспериментировал с отображением горячих клавиш в менюшках. <text:s/></text:span></text:p>
      <text:p text:style-name="P3"><text:span text:style-name="T1"/></text:p>
      <text:p text:style-name="P3"><text:span text:style-name="T1">25.09.2010 Версия 0.1</text:span>A<text:span text:style-name="T1">2 Продолжение переделок, тестовая версия.</text:span></text:p>
      <text:p text:style-name="P3"><text:span text:style-name="T1">- переделал некоторые меню по внешнему виду для общего стиля.</text:span></text:p>
      <text:p text:style-name="P3"><text:span text:style-name="T1">- исправил пропущенную ошибку. При переделке съема версионности бута и конфигурации удалил адрес порта через который происходило считывание.</text:span></text:p>
      <text:p text:style-name="P3">- <text:span text:style-name="T1">сделал печать в левой части окон буквы горячей клавиши для каждого пункта.</text:span></text:p>
      <text:p text:style-name="P3"><text:span text:style-name="T1"/></text:p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3"><text:span text:style-name="T1">- переделка внешнего вида.</text:span></text:p>
      <text:p text:style-name="P3"><text:span text:style-name="T1">- переделана обработка горячих клавиш.</text:span></text:p>
      <text:p text:style-name="P3"><text:span text:style-name="T1">- добавлена табличная обработка выделенных зон за пределами активного окна для мыши.</text:span>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3"><text:span text:style-name="T1"/></text:p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<text:soft-page-break/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oft-page-break/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0-07T21:35:13.79</dc:date>
    <meta:editing-duration>PT375H03M32S</meta:editing-duration>
    <meta:editing-cycles>51</meta:editing-cycles>
    <meta:generator>OpenOffice.org/3.2$Win32 OpenOffice.org_project/320m18$Build-9502</meta:generator>
    <meta:document-statistic meta:table-count="0" meta:image-count="0" meta:object-count="0" meta:page-count="3" meta:paragraph-count="83" meta:word-count="1260" meta:character-count="8582"/>
  </office:meta>
</office:document-meta>
</file>